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2.264cm"/>
    </style:style>
    <style:style style:name="co3" style:family="table-column">
      <style:table-column-properties fo:break-before="auto" style:column-width="25.89cm"/>
    </style:style>
    <style:style style:name="co4" style:family="table-column">
      <style:table-column-properties fo:break-before="auto" style:column-width="24.613cm"/>
    </style:style>
    <style:style style:name="co5" style:family="table-column">
      <style:table-column-properties fo:break-before="auto" style:column-width="14.18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 style:font-name-complex="Arial1"/>
    </style:style>
    <style:style style:name="ce6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Excel_20_Built-in_20_Normal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/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style-name="ce3" table:number-columns-repeated="4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Texte( mot clé ) écrie en tout petit, ce qui n'est pas autorisé et de plus le texte est visible</text:p>
          </table:table-cell>
          <table:table-cell table:style-name="ce3" office:value-type="string">
            <text:p>Ne pas utilisé le blackhat 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office:value-type="string">
            <text:p>Cours sûr openclassroom</text:p>
          </table:table-cell>
          <table:table-cell table:style-name="ce3" table:number-columns-repeated="24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SEO</text:p>
          </table:table-cell>
          <table:table-cell table:style-name="ce3" office:value-type="string">
            <text:p>Le site est nommé d'un point</text:p>
          </table:table-cell>
          <table:table-cell table:style-name="ce5" office:value-type="string">
            <text:p>la balise &lt;title&gt; est nommé d'un point, se qui rendra la recherche du site compliqué</text:p>
          </table:table-cell>
          <table:table-cell table:style-name="ce3" office:value-type="string">
            <text:p>Donner un titre avec les mots clés choisis et sujet qui correspond a pag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5" office:value-type="string">
            <text:p>Cours sûr openclassroom</text:p>
          </table:table-cell>
          <table:table-cell table:style-name="ce3" table:number-columns-repeated="24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Bouton « page2&gt; »</text:p>
          </table:table-cell>
          <table:table-cell table:style-name="ce3" office:value-type="string">
            <text:p>le bouton qui permet de se rendre en page 2 est nommé page2&gt;</text:p>
          </table:table-cell>
          <table:table-cell table:style-name="ce3" office:value-type="string">
            <text:p>Penser a bien nommé c'est bouton, en rapport au contenue, pour notre cas se seras « contact »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ACC</text:p>
          </table:table-cell>
          <table:table-cell table:style-name="ce3" office:value-type="string">
            <text:p>Plusieurs texte en format image</text:p>
          </table:table-cell>
          <table:table-cell table:style-name="ce3" office:value-type="string">
            <text:p>le texte est une image, ont ne peut donc pas l'agrandir ou le rétrécir et ni le sélectionner et qui ne peut être pris en compte par Google</text:p>
          </table:table-cell>
          <table:table-cell table:style-name="ce3" office:value-type="string">
            <text:p>Évité de mettre une image en guise de tex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?</text:p>
          </table:table-cell>
          <table:table-cell table:style-name="ce3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ACC/SEO</text:p>
          </table:table-cell>
          <table:table-cell table:style-name="ce3" office:value-type="string">
            <text:p>Titre en format image</text:p>
          </table:table-cell>
          <table:table-cell table:style-name="ce3" office:value-type="string">
            <text:p>Titre désagréable a regarde en format image et qui ne peut être pris en compte par Google </text:p>
          </table:table-cell>
          <table:table-cell table:style-name="ce3" office:value-type="string">
            <text:p>Évité de mettre une image en guise de tire principal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ACC</text:p>
          </table:table-cell>
          <table:table-cell table:style-name="ce3" office:value-type="string">
            <text:p>Texte difficile a lire </text:p>
          </table:table-cell>
          <table:table-cell table:style-name="ce3" office:value-type="string">
            <text:p>Texte qui a une apparence assez proche du fond</text:p>
          </table:table-cell>
          <table:table-cell table:style-name="ce3" office:value-type="string">
            <text:p>Bien choisir l'apparence de son texte et du fond, de sort que l'un ne se rapproche pas de l'autre pour un minium de lisibilité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Fichier CSS mal appeler </text:p>
          </table:table-cell>
          <table:table-cell table:style-name="ce3" office:value-type="string">
            <text:p>Mauvais appel des fichier dans le HTML, se qui entraîne des erreurs dans l’affichage et autre </text:p>
          </table:table-cell>
          <table:table-cell table:style-name="ce3" office:value-type="string">
            <text:p>bien vérifier qu'il n'y est pas d'erreur dans l'appel des fichier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?</text:p>
          </table:table-cell>
          <table:table-cell table:style-name="ce3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Fichier JS mal appeler </text:p>
          </table:table-cell>
          <table:table-cell table:style-name="ce3" office:value-type="string">
            <text:p>Mauvais appel des fichier dans le HTML, se qui entraîne des erreurs dans l’affichage et autre </text:p>
          </table:table-cell>
          <table:table-cell table:style-name="ce3" office:value-type="string">
            <text:p>bien vérifier qu'il n'y est pas d'erreur dans l'appel des fichier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keywords </text:p>
          </table:table-cell>
          <table:table-cell table:style-name="ce3" office:value-type="string">
            <text:p>balise obsolète, car plus lu par les navigateurs</text:p>
          </table:table-cell>
          <table:table-cell table:style-name="ce3" office:value-type="string">
            <text:p>Ne plus utilisé la balise keyword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description non renseigner <text:s/>dans le fichier index et Contact</text:p>
          </table:table-cell>
          <table:table-cell table:style-name="ce3" office:value-type="string">
            <text:p>les balise ne sont pas renseigner, elle favorise une meilleure compréhension du sujet pour Google et pour les internaute </text:p>
          </table:table-cell>
          <table:table-cell table:style-name="ce3" office:value-type="string">
            <text:p>Bien renseigner les balise pour aider Google et les internaute a mieux comprendre votre si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Mot clé Paris</text:p>
          </table:table-cell>
          <table:table-cell table:style-name="ce3" office:value-type="string">
            <text:p>il y a des mots clé de localité qui ne corresponde pas a la zone géographique réelle </text:p>
          </table:table-cell>
          <table:table-cell table:style-name="ce3" office:value-type="string">
            <text:p>Pour un meilleure <text:s/>SEO Local, renseigner la bonne zone géographique.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table:number-columns-repeated="4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1" table:number-rows-repeated="28">
          <table:table-cell table:style-name="ce3" table:number-columns-repeated="30"/>
          <table:table-cell table:style-name="ce8" table:number-columns-repeated="18"/>
          <table:table-cell table:number-columns-repeated="976"/>
        </table:table-row>
        <table:table-row table:style-name="ro1" table:number-rows-repeated="32">
          <table:table-cell table:style-name="ce4" table:number-columns-repeated="30"/>
          <table:table-cell table:number-columns-repeated="994"/>
        </table:table-row>
        <table:table-row table:style-name="ro1" table:number-rows-repeated="92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1/03/2021</text:date>, <text:time>18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1T18:42:34.96</dc:date>
    <dc:creator>Damien OLIVERA</dc:creator>
    <meta:generator>OpenOffice/4.1.7$Win32 OpenOffice.org_project/417m1$Build-9800</meta:generator>
    <meta:editing-duration>P1DT16H35M14S</meta:editing-duration>
    <meta:editing-cycles>7</meta:editing-cycles>
    <meta:document-statistic meta:table-count="1" meta:cell-count="67" meta:object-count="0"/>
  </office:meta>
</office:document-meta>
</file>